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Ming TW" svg:font-family="'AR PL UMing TW'" style:font-family-generic="roman" style:font-pitch="variable"/>
    <style:font-face style:name="文泉驛微米黑" svg:font-family="文泉驛微米黑" style:font-family-generic="swiss" style:font-pitch="variable"/>
    <style:font-face style:name="Lohit Hindi" svg:font-family="'Lohit Hindi'"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center" style:justify-single-word="false"/>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周易哲學</text:h>
      <text:h text:style-name="P5" text:outline-level="2">作業六</text:h>
      <text:p text:style-name="Standard"/>
      <text:p text:style-name="P1">R01922024</text:p>
      <text:p text:style-name="P1">資訊工程學系　碩士班一年級　李卿澄</text:p>
      <text:p text:style-name="P1"/>
      <text:p text:style-name="P2">剝，不利有攸往。</text:p>
      <text:p text:style-name="P2"/>
      <text:p text:style-name="P2">初六：剝床以足，蔑貞兇。</text:p>
      <text:p text:style-name="P2">六二：剝床以辦，蔑貞兇。</text:p>
      <text:p text:style-name="P2">六三：剝之無咎。</text:p>
      <text:p text:style-name="P2">六四：剝床以膚，兇。</text:p>
      <text:p text:style-name="P2">六五：貫魚，以宮人寵，無不利。</text:p>
      <text:p text:style-name="P2">上九：碩果不食，君子得輿，小人剝盧。</text:p>
      <text:p text:style-name="P2"/>
      <text:p text:style-name="P2">剝卦艮上坤下，全卦僅一陽爻，以此象徵小人由下而上逐步侵蝕整個體系的意象，因而君子無法有所作為，故不利有攸往。不過下面雖然一整票小人（陰爻），但上有艮卦，是山的形象，似乎也意指這樣侵蝕的行為最終會被擋下來止住。</text:p>
      <text:p text:style-name="P2"/>
      <text:p text:style-name="P2">初六不得位，君子不得其位而被小人佔據，兇；六二雖得位，但無應，最終這個位置還是會被小人佔據，所以君子還是讓出此位避免衝突，保存實力；六三亦不得位，雖有上九為應，但相聚遙遠無法實助，君子仍得退讓；六四小人得其位，已是小人幾近全面掌政的局面，故兇；六五居中，但不得位，領導階級一片自我感覺良好；上九因整個體制崩潰而成為碩果僅存的君子，君子開始重掌大局。</text:p>
      <text:p text:style-name="P2"/>
      <text:p text:style-name="P2">除了以上對於各爻位的解釋，我想也可以想成身為一位君子，在面對從初到五由下到上皆由小人當到的局面，應當識時務，像陰爻一般柔順、謙退、退讓，等待時局轉變到對自己有利時才以剛健的君子本色出面整頓時務。</text:p>
      <text:p text:style-name="P2"/>
      <text:p text:style-name="P2">最近上了這麼多次的易經課後，發現易經裡面有一整堆的君子與小人相對的概念，而我自己對於君子與小人意象的建立主要是來自於論語此一比易經更晚才出現的典籍，所以君子與小人之間的對比似乎比儒家更早就形成了？</text:p>
      <text:p text:style-name="P2"/>
      <text:p text:style-name="P2">根據對於過去君子剛健的形象，面對敗壞的困局在此卦之中卻沒有看到在不同階段奮起抵抗的君子是我覺得此卦最有意思之處。不得不令人聯想到最近很流行的「塊陶啊」（快逃啊），面<text:soft-page-break/>對衰敗的國家政策，從勞保問題一路扯到軍公教年終，還有什麼有感政策，然後還是沒人解決勞保的問題，或感覺整個國家沒幾個人在解決問題，至少在一些同學間，從數月前覺得還沒那麼糟糕到現在覺得整個國家似乎沒救了，不如離開這個地方。</text:p>
      <text:p text:style-name="P2"/>
      <text:p text:style-name="P2">以前會想自己如果有能力當然應該義不容辭出面解決問題，但發現僅憑一人之力沒辦法解決問題，還有可能被鬥臭爛掉，那麼那個不知從和而來的使命感與沒辦法解決問題之間的掙扎，在這個卦中得到一個解答，就是不要現在馬上就跳出來，而是君子要能夠識時與勢，保留實力等待時機，因此這種「快逃阿」好像逃避責任的作法似乎也是一種保留實力，對於未來更長遠的將來負責的作法，不然等小人都倒光之前君子就被鬥光了那將來就沒有人來重新整頓這個社會了，而脫離這個環境，等待時局好轉之時再回來效力，若時局一直不好也不用留在原本的地方掙扎，也是一種進可攻，退可守的作法，最少對於個人有利，那如果能對社會有益當然更好。</text:p>
      <text:p text:style-name="P2"/>
      <text:p text:style-name="P2">由此卦，君子全面退出，不論是被鬥掉或是主動退讓的，總之由初到五的整個機構中不存君子也是希望加速體制的崩解，縮短掙扎的時程，好讓小人可以快點自己拆自己的台，使正直與善良可以快點回來，因此在某種意義上，我會主張所有台灣的年輕人或勞動力有能力的話就應該盡可能的離開台灣，去追求更好的待遇，好加速體制的崩潰（在我看來也沒辦法撐太久，還不如讓他快點倒，大家痛苦短一些，再者，年輕人為何要承擔大人或老人們種下的因所結出的苦果？）。可惜無論如何，到頭來受苦的總是百姓，僅以「興，百姓苦；亡，百姓苦」作為結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Ming TW" svg:font-family="'AR PL UMing TW'" style:font-family-generic="roman" style:font-pitch="variable"/>
    <style:font-face style:name="文泉驛微米黑" svg:font-family="文泉驛微米黑" style:font-family-generic="swiss" style:font-pitch="variable"/>
    <style:font-face style:name="Lohit Hindi" svg:font-family="'Lohit Hindi'"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TW" fo:font-size="12pt" fo:language="en" fo:country="US" style:letter-kerning="true" style:font-name-asian="文泉驛微米黑1" style:font-size-asian="10.5pt" style:language-asian="zh" style:country-asian="TW"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泉驛微米黑" fo:font-size="14pt" style:font-name-asian="文泉驛微米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ing-Cheng Li</meta:initial-creator>
    <meta:creation-date>2012-10-10T17:23:59</meta:creation-date>
    <dc:date>2012-11-19T12:02:32</dc:date>
    <meta:editing-duration>PT3H5M6S</meta:editing-duration>
    <meta:editing-cycles>21</meta:editing-cycles>
    <meta:generator>LibreOffice/3.5$Linux_X86_64 LibreOffice_project/350m1$Build-2</meta:generator>
    <meta:document-statistic meta:table-count="0" meta:image-count="0" meta:object-count="0" meta:page-count="2" meta:paragraph-count="18" meta:word-count="743" meta:character-count="1314" meta:non-whitespace-character-count="1312"/>
  </office:meta>
</office:document-meta>
</file>